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>
      <style:paragraph-properties style:writing-mode="lr-tb"/>
    </style:style>
    <style:style style:name="P2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51346800" text:id="ct551346800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xml:id="ct551412384" text:id="ct551412384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xml:id="ct551346672" text:id="ct551346672">
          <text:insertion>
            <office:change-info>
              <dc:creator>Bob Jacobsen</dc:creator>
              <dc:date>2011-07-15T13:41:00</dc:date>
            </office:change-info>
          </text:insertion>
        </text:changed-region>
        <text:changed-region xml:id="ct673871216" text:id="ct673871216">
          <text:insertion>
            <office:change-info>
              <dc:creator>Bob Jacobsen</dc:creator>
              <dc:date>2011-07-15T13:40:00</dc:date>
            </office:change-info>
          </text:insertion>
        </text:changed-region>
        <text:changed-region xml:id="ct673871312" text:id="ct673871312">
          <text:deletion>
            <office:change-info>
              <dc:creator>Bob Jacobsen</dc:creator>
              <dc:date>2011-07-15T13:40:00</dc:date>
            </office:change-info>
            <text:p text:style-name="Standard"/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674035392" text:id="ct674035392">
          <text:insertion>
            <office:change-info>
              <dc:creator>Bob Jacobsen</dc:creator>
              <dc:date>2011-07-15T13:40:00</dc:date>
            </office:change-info>
          </text:insertion>
        </text:changed-region>
        <text:changed-region xml:id="ct673871408" text:id="ct673871408">
          <text:deletion>
            <office:change-info>
              <dc:creator>Bob Jacobsen</dc:creator>
              <dc:date>2011-07-15T13:48:00</dc:date>
            </office:change-info>
            <text:p text:style-name="Standard"><text:s/></text:p>
          </text:deletion>
        </text:changed-region>
        <text:changed-region xml:id="ct551384048" text:id="ct551384048">
          <text:insertion>
            <office:change-info>
              <dc:creator>Bob Jacobsen</dc:creator>
              <dc:date>2011-07-15T13:48:00</dc:date>
            </office:change-info>
          </text:insertion>
        </text:changed-region>
        <text:changed-region xml:id="ct551429504" text:id="ct551429504">
          <text:deletion>
            <office:change-info>
              <dc:creator>Bob Jacobsen</dc:creator>
              <dc:date>2011-07-15T13:41:00</dc:date>
            </office:change-info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775067977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h text:style-name="Heading_20_1" text:outline-level="1"/>
          </text:deletion>
        </text:changed-region>
        <text:changed-region xml:id="ct551343344" text:id="ct551343344">
          <text:insertion>
            <office:change-info>
              <dc:creator>Bob Jacobsen</dc:creator>
              <dc:date>2011-07-15T13:41:00</dc:date>
            </office:change-info>
          </text:insertion>
        </text:changed-region>
        <text:changed-region xml:id="ct674020384" text:id="ct674020384">
          <text:insertion>
            <office:change-info>
              <dc:creator>Bob Jacobsen</dc:creator>
              <dc:date>2011-07-15T13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551346800"/><text:change-start text:change-id="ct551412384"/>Introduction</text:h>
      <text:p text:style-name="Standard">This Technical Note addresses topics of interest to people designing and implementing gateways between OpenLCB segments. <text:s/>It is not normative in any way.</text:p>
      <text:h text:style-name="Heading_20_1" text:outline-level="1">Annotations to the <text:change-end text:change-id="ct551412384"/><text:change-start text:change-id="ct551346672"/>Specification<text:change-end text:change-id="ct551346672"/><text:change-start text:change-id="ct673871216"/></text:h>
      <text:p text:style-name="Standard"><text:change-end text:change-id="ct673871216"/><text:change text:change-id="ct673871312"/><text:change-start text:change-id="ct674035392"/>There <text:change-end text:change-id="ct674035392"/><text:change text:change-id="ct673871408"/><text:change-start text:change-id="ct551384048"/>Technical Note is currently independent of any Specification.<text:change-end text:change-id="ct551384048"/></text:p>
      <text:h text:style-name="Heading_20_1" text:outline-level="1"><text:change text:change-id="ct551429504"/><text:change-start text:change-id="ct551343344"/>General Considerations</text:h>
      <text:p text:style-name="Standard">What do you have to forward? <text:s/>What/when can you omit?</text:p>
      <text:p text:style-name="Standard">(Broadcast vs reply to request)</text:p>
      <text:p text:style-name="Standard">Initialization Complete may be a candidate for omission, particularly at startup when a lot happen at once. <text:s/>But if a gateway fails to deliver them, certain operations will be impossible e.g. contact new nodes automatically when they first come up.</text:p>
      <text:p text:style-name="Standard">Omitting PCER messages is right out; they must be delivered, because there's no way to get them to be resent.</text:p>
      <text:p text:style-name="Standard">Datagrams and streams have support build in for a temporarily failure to deliver. The protocol just has to be obeyed.</text:p>
      <text:p text:style-name="Standard">Startup and other Global Traffic</text:p>
      <text:p text:style-name="Standard">5K node analysis. <text:s/>Start up time.</text:p>
      <text:p text:style-name="Standard">MTI remap and reformatting. Size and buffering.</text:p>
      <text:p text:style-name="Standard">Speed Mismatch. Handling and reporting overruns. (Ken Cameron interested in reporting; Event-based mechanism?) This is the start of gateway-to-gateway protocols.</text:p>
      <text:p text:style-name="Standard"/>
      <text:h text:style-name="Heading_20_1" text:outline-level="1"><text:change-end text:change-id="ct551343344"/><text:change-start text:change-id="ct674020384"/>CAN-specific Considerations</text:h>
      <text:p text:style-name="Standard">Use of alias pools. Alias reuse.</text:p>
      <text:p text:style-name="Standard">Alias allocation time for large pools.</text:p>
      <text:p text:style-name="Standard">Datagram and Stream rebuffering.</text:p>
      <text:p text:style-name="Standard"><text:soft-page-break/></text:p>
      <text:p text:style-name="Standard"><text:change-end text:change-id="ct67402038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<text:s/>1 Introduction<text:tab/>1</text:p>
          <text:p text:style-name="P12"><text:s/>2 Annotations to the Specification<text:tab/>1</text:p>
          <text:p text:style-name="P12"><text:s/>3 General Considerations<text:tab/>1</text:p>
          <text:p text:style-name="P13"><text:s/>3.1 Simple Nodes<text:tab/>1</text:p>
          <text:p text:style-name="P11"><text:s/>3.1.1 Dropped Message Types<text:tab/>2</text:p>
          <text:p text:style-name="P12"><text:s/>4 CAN-specific Considerations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51426128" text:id="ct55142612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551426256" text:id="ct55142625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51426128"/><text:change-start text:change-id="ct551426256"/>OpenLCB-CAN Praesent Gravida Standard or Technical Note<text:change-end text:change-id="ct551426256"/></text:p>
      </style:header>
      <style:footer>
        <text:tracked-changes>
          <text:changed-region xml:id="ct551201904" text:id="ct5512019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551432048" text:id="ct551432048">
            <text:insertion>
              <office:change-info>
                <dc:creator>Bob Jacobsen</dc:creator>
                <dc:date>2011-07-23T20:08:00</dc:date>
              </office:change-info>
            </text:insertion>
          </text:changed-region>
        </text:tracked-changes>
        <text:p text:style-name="MP4"><text:change text:change-id="ct551201904"/><text:change-start text:change-id="ct55143204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5143204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8-02T17:59:40.99">8/2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703566448" text:id="ct70356644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703571104" text:id="ct70357110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703569872" text:id="ct703569872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xml:id="ct703569968" text:id="ct703569968">
            <text:deletion>
              <office:change-info>
                <dc:creator>Bob Jacobsen</dc:creator>
                <dc:date>2011-07-15T13:39:00</dc:date>
              </office:change-info>
              <text:p text:style-name="MP7">(title)</text:p>
            </text:deletion>
          </text:changed-region>
          <text:changed-region xml:id="ct690667552" text:id="ct690667552">
            <text:insertion>
              <office:change-info>
                <dc:creator>Bob Jacobsen</dc:creator>
                <dc:date>2011-07-15T13:39:00</dc:date>
              </office:change-info>
            </text:insertion>
          </text:changed-region>
          <text:changed-region xml:id="ct703566816" text:id="ct70356681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703570976" text:id="ct703570976">
            <text:insertion>
              <office:change-info>
                <dc:creator>Bob Jacobsen</dc:creator>
                <dc:date>2010-10-14T08:38:00</dc:date>
              </office:change-info>
            </text:insertion>
          </text:changed-region>
          <text:changed-region xml:id="ct703566912" text:id="ct70356691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703567008" text:id="ct703567008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03566448"/><text:change-start text:change-id="ct703571104"/>OpenLCB <text:change-end text:change-id="ct703571104"/><text:change-start text:change-id="ct703569872"/>Technical Note<text:change-end text:change-id="ct70356987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03569968"/><text:change-start text:change-id="ct690667552"/>Gateways Between OpenLCB Segments<text:change-end text:change-id="ct69066755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703566816"/><text:change-start text:change-id="ct703570976"/><text:date style:data-style-name="N75" text:date-value="2011-08-02T17:59:40.99">Aug 2, 2011</text:date><text:change-end text:change-id="ct703570976"/></text:p>
            </table:table-cell>
            <table:table-cell table:style-name="Table1.C1" office:value-type="string">
              <text:p text:style-name="MP7"><text:change text:change-id="ct703566912"/><text:change-start text:change-id="ct703567008"/>Preliminary<text:change-end text:change-id="ct703567008"/></text:p>
            </table:table-cell>
          </table:table-row>
        </table:table>
        <text:p text:style-name="Header"/>
      </style:header>
      <style:footer>
        <text:tracked-changes>
          <text:changed-region xml:id="ct551426352" text:id="ct551426352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Copyright 20</text:span></text:p>
            </text:deletion>
          </text:changed-region>
          <text:changed-region xml:id="ct551439728" text:id="ct55143972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551439632" text:id="ct551439632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, by </text:span></text:p>
            </text:deletion>
          </text:changed-region>
          <text:changed-region xml:id="ct551439536" text:id="ct551439536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J. Day, D. Harris, </text:span></text:p>
            </text:deletion>
          </text:changed-region>
          <text:changed-region xml:id="ct551431904" text:id="ct551431904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B. Jacobsen</text:span></text:p>
            </text:deletion>
          </text:changed-region>
          <text:changed-region xml:id="ct551431808" text:id="ct551431808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and A. Shepherd<text:tab/></text:span></text:p>
            </text:deletion>
          </text:changed-region>
          <text:changed-region xml:id="ct551431712" text:id="ct55143171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551420736" text:id="ct551420736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, </text:span></text:p>
            </text:deletion>
          </text:changed-region>
          <text:changed-region xml:id="ct551419728" text:id="ct551419728">
            <text:insertion>
              <office:change-info>
                <dc:creator>Bob Jacobsen</dc:creator>
                <dc:date>2011-07-23T20:08:00</dc:date>
              </office:change-info>
            </text:insertion>
          </text:changed-region>
          <text:changed-region xml:id="ct551430192" text:id="ct551430192">
            <text:insertion>
              <office:change-info>
                <dc:creator>Bob Jacobsen</dc:creator>
                <dc:date>2011-07-15T14:50:00</dc:date>
              </office:change-info>
            </text:insertion>
          </text:changed-region>
        </text:tracked-changes>
        <text:p text:style-name="MP8"><text:change text:change-id="ct551426352"/><text:change text:change-id="ct551439728"/><text:change text:change-id="ct551439632"/><text:change text:change-id="ct551439536"/><text:change text:change-id="ct551431904"/><text:change text:change-id="ct551431808"/><text:change text:change-id="ct551431712"/><text:change text:change-id="ct551420736"/><text:change-start text:change-id="ct55141972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51419728"/><text:change-start text:change-id="ct551430192"/><text:span text:style-name="MT5"><text:tab/></text:span><text:change-end text:change-id="ct551430192"/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8-02T17:59:40.99">8/2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81</meta:editing-cycles>
    <meta:editing-duration>PT12H37M56S</meta:editing-duration>
    <meta:generator>OpenOffice.org/3.3$Unix OpenOffice.org_project/330m20$Build-9567</meta:generator>
    <dc:date>2011-08-02T17:59:41</dc:date>
    <dc:creator>Bob Jacobsen</dc:creator>
    <meta:document-statistic meta:table-count="1" meta:image-count="1" meta:object-count="0" meta:page-count="2" meta:paragraph-count="55" meta:word-count="409" meta:character-count="2685"/>
    <meta:user-defined meta:name="Info 1"/>
    <meta:user-defined meta:name="Info 2"/>
    <meta:user-defined meta:name="Info 3"/>
    <meta:user-defined meta:name="Info 4"/>
  </office:meta>
</office:document-meta>
</file>